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8aae" officeooo:paragraph-rsid="000f8aae"/>
    </style:style>
    <style:style style:name="P2" style:family="paragraph" style:parent-style-name="Standard" style:list-style-name="L1">
      <style:text-properties officeooo:rsid="000f8aae" officeooo:paragraph-rsid="000f8aae"/>
    </style:style>
    <style:style style:name="P3" style:family="paragraph" style:parent-style-name="Standard" style:list-style-name="L2">
      <style:text-properties officeooo:rsid="000f8aae" officeooo:paragraph-rsid="000f8aae"/>
    </style:style>
    <style:style style:name="P4" style:family="paragraph" style:parent-style-name="Standard" style:list-style-name="L3">
      <style:text-properties officeooo:rsid="000f8aae" officeooo:paragraph-rsid="000f8aae"/>
    </style:style>
    <style:style style:name="P5" style:family="paragraph" style:parent-style-name="Standard">
      <style:text-properties officeooo:rsid="000f8aae" officeooo:paragraph-rsid="000f8aae"/>
    </style:style>
    <style:style style:name="P6" style:family="paragraph" style:parent-style-name="Standard" style:list-style-name="L1">
      <style:text-properties officeooo:rsid="00112c70" officeooo:paragraph-rsid="00112c70"/>
    </style:style>
    <style:style style:name="P7" style:family="paragraph" style:parent-style-name="Standard" style:list-style-name="L1">
      <style:text-properties officeooo:rsid="0011191b" officeooo:paragraph-rsid="0011191b"/>
    </style:style>
    <style:style style:name="P8" style:family="paragraph" style:parent-style-name="Standard" style:list-style-name="L2">
      <style:text-properties officeooo:rsid="0011191b" officeooo:paragraph-rsid="0011191b"/>
    </style:style>
    <style:style style:name="P9" style:family="paragraph" style:parent-style-name="Standard" style:list-style-name="L2">
      <style:text-properties officeooo:rsid="00128f33" officeooo:paragraph-rsid="00128f33"/>
    </style:style>
    <style:style style:name="P10" style:family="paragraph" style:parent-style-name="Standard" style:list-style-name="L2">
      <style:text-properties officeooo:rsid="00144f35" officeooo:paragraph-rsid="00144f35"/>
    </style:style>
    <style:style style:name="P11" style:family="paragraph" style:parent-style-name="Standard" style:list-style-name="L2">
      <style:text-properties officeooo:rsid="00148198" officeooo:paragraph-rsid="001481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GESTION API MONTPELLIER</text:p>
      <text:p text:style-name="P1"/>
      <text:p text:style-name="P1">exemple à suivre : <text:a xlink:type="simple" xlink:href="https://explaura.app/" text:style-name="Internet_20_link" text:visited-style-name="Visited_20_Internet_20_Link">https://explaura.app/</text:a></text:p>
      <text:p text:style-name="P1"/>
      <text:p text:style-name="P1">OUTILS : </text:p>
      <text:list xml:id="list125454041" text:style-name="L1">
        <text:list-item>
          <text:p text:style-name="P2">style : material UI</text:p>
        </text:list-item>
        <text:list-item>
          <text:p text:style-name="P6">typescript</text:p>
        </text:list-item>
        <text:list-item>
          <text:p text:style-name="P2">store : zustand</text:p>
        </text:list-item>
        <text:list-item>
          <text:p text:style-name="P2">test : vitest et react testing library</text:p>
        </text:list-item>
        <text:list-item>
          <text:p text:style-name="P2">gestion API : react query</text:p>
        </text:list-item>
        <text:list-item>
          <text:p text:style-name="P2">carte : <text:s/>leaflet</text:p>
        </text:list-item>
        <text:list-item>
          <text:p text:style-name="P2">recupération des données : <text:a xlink:type="simple" xlink:href="https://portail-api.montpellier3m.fr/#/Historique%20des%20places%20Vélomagg/get_bikestation_timeseries__bikeStationId__attrs_availableBikeNumber" text:style-name="Internet_20_link" text:visited-style-name="Visited_20_Internet_20_Link">https://portail-api.montpellier3m.fr/#/Historique%20des%20places%20V%C3%A9lomagg/get_bikestation_timeseries__bikeStationId__attrs_availableBikeNumber</text:a></text:p>
        </text:list-item>
        <text:list-item>
          <text:p text:style-name="P7">carrousel : "embla-carousel-react"</text:p>
        </text:list-item>
      </text:list>
      <text:p text:style-name="P1"/>
      <text:p text:style-name="P1">FEATURES :</text:p>
      <text:list xml:id="list1591966117" text:style-name="L2">
        <text:list-item>
          <text:p text:style-name="P3">carte </text:p>
        </text:list-item>
        <text:list-item>
          <text:p text:style-name="P3">card affichage données</text:p>
        </text:list-item>
        <text:list-item>
          <text:p text:style-name="P3">faire le responsive</text:p>
        </text:list-item>
        <text:list-item>
          <text:p text:style-name="P3">envisager la possibilité de switché de données</text:p>
        </text:list-item>
        <text:list-item>
          <text:p text:style-name="P3">faire un menu de parametrage filtre(carte ou ce que l’on veut afficher)</text:p>
        </text:list-item>
        <text:list-item>
          <text:p text:style-name="P8">gerer l’optimisation et la fluidité de l’application</text:p>
        </text:list-item>
        <text:list-item>
          <text:p text:style-name="P9">ajouter current weather</text:p>
        </text:list-item>
        <text:list-item>
          <text:p text:style-name="P10">mode sombre</text:p>
        </text:list-item>
        <text:list-item>
          <text:p text:style-name="P10">bouton vers repo</text:p>
        </text:list-item>
        <text:list-item>
          <text:p text:style-name="P11">icône nord/sud</text:p>
        </text:list-item>
      </text:list>
      <text:p text:style-name="P1"/>
      <text:p text:style-name="P1"/>
      <text:p text:style-name="P1"/>
      <text:p text:style-name="P1">REPOSITORY :</text:p>
      <text:list xml:id="list85046781" text:style-name="L3">
        <text:list-item>
          <text:p text:style-name="P4">créer un md de documentation avec tous les outils utilisés</text:p>
        </text:list-item>
        <text:list-item>
          <text:p text:style-name="P4">envoyer a la ville de montpellie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6T16:26:07.022000000</meta:creation-date>
    <dc:date>2024-03-20T22:27:29.461000000</dc:date>
    <meta:editing-duration>PT32M5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5" meta:word-count="125" meta:character-count="830" meta:non-whitespace-character-count="747"/>
  </office:meta>
</office:document-meta>
</file>